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size="14pt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20a69" officeooo:paragraph-rsid="00020a69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70aa4" officeooo:paragraph-rsid="00070aa4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/>
      </style:paragraph-properties>
      <style:text-properties fo:font-size="14pt" officeooo:rsid="000f4f72" officeooo:paragraph-rsid="000f4f72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officeooo:rsid="00020a69" officeooo:paragraph-rsid="00057a2b" style:font-size-asian="12.25pt" style:font-size-complex="14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4pt" fo:font-weight="bold" officeooo:rsid="00057a2b" officeooo:paragraph-rsid="00057a2b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6pt" fo:font-weight="bold" officeooo:rsid="00057a2b" officeooo:paragraph-rsid="00057a2b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size="18pt" fo:font-weight="bold" officeooo:paragraph-rsid="00020a69" style:font-size-asian="18pt" style:font-weight-asian="bold" style:font-size-complex="18pt" style:font-weight-complex="bold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/>
      </style:paragraph-properties>
      <style:text-properties fo:font-size="14pt" officeooo:rsid="00070aa4" officeooo:paragraph-rsid="00070aa4" style:font-size-asian="14pt" style:font-size-complex="14pt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/>
      <style:text-properties fo:font-size="14pt" officeooo:rsid="00020a69" officeooo:paragraph-rsid="00020a69" style:font-size-asian="14pt" style:font-size-complex="14pt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indent="1.199cm" style:auto-text-indent="false" style:page-number="auto" fo:background-color="transparent">
        <style:tab-stops/>
      </style:paragraph-properties>
      <style:text-properties fo:font-size="14pt" officeooo:rsid="00070aa4" officeooo:paragraph-rsid="00070aa4" style:font-size-asian="14pt" style:font-size-complex="14pt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199cm" style:auto-text-indent="false" style:page-number="auto" fo:background-color="transparent"/>
      <style:text-properties fo:font-size="14pt" fo:font-weight="normal" officeooo:rsid="000f4f72" officeooo:paragraph-rsid="000f4f72" style:font-size-asian="14pt" style:font-weight-asian="normal" style:font-size-complex="14pt" style:font-weight-complex="normal"/>
    </style:style>
    <style:style style:name="P14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020a69" officeooo:paragraph-rsid="00020a69" style:font-size-asian="12.25pt" style:font-size-complex="14pt"/>
    </style:style>
    <style:style style:name="P15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fo:font-size="14pt" officeooo:rsid="00020a69" officeooo:paragraph-rsid="00020a69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3ecf9" officeooo:paragraph-rsid="0013ecf9" style:font-size-asian="12.25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text-indent="1.199cm" style:auto-text-indent="false" fo:background-color="transparent"/>
      <style:text-properties officeooo:paragraph-rsid="00020a69"/>
    </style:style>
    <style:style style:name="P18" style:family="paragraph" style:parent-style-name="Standard" style:master-page-name="">
      <loext:graphic-properties draw:fill="none"/>
      <style:paragraph-properties fo:margin-left="0cm" fo:margin-right="0.199cm" fo:text-indent="1.3cm" style:auto-text-indent="false" style:page-number="auto" fo:background-color="transparent"/>
    </style:style>
    <style:style style:name="P19" style:family="paragraph" style:parent-style-name="Standard">
      <loext:graphic-properties draw:fill="none"/>
      <style:paragraph-properties fo:margin-left="0cm" fo:margin-right="0cm" fo:text-indent="1.401cm" style:auto-text-indent="false" fo:background-color="transparent"/>
      <style:text-properties officeooo:paragraph-rsid="00036d7c"/>
    </style:style>
    <style:style style:name="P20" style:family="paragraph" style:parent-style-name="Standard">
      <loext:graphic-properties draw:fill="none"/>
      <style:paragraph-properties fo:margin-left="0cm" fo:margin-right="0cm" fo:line-height="115%" fo:text-indent="1.401cm" style:auto-text-indent="false" fo:background-color="transparent"/>
      <style:text-properties fo:font-size="14pt" officeooo:rsid="00057a2b" officeooo:paragraph-rsid="00057a2b" style:font-size-asian="12.25pt" style:font-size-complex="14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fo:font-weight="bold" officeooo:rsid="00057a2b" officeooo:paragraph-rsid="00057a2b" style:font-size-asian="16pt" style:font-weight-asian="bold" style:font-size-complex="16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/>
      <style:text-properties fo:font-size="16pt" fo:font-weight="bold" style:font-size-asian="16pt" style:font-weight-asian="bold" style:font-size-complex="16pt" style:font-weight-complex="bold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fo:font-size="16pt" fo:font-weight="bold" officeooo:rsid="0013ecf9" officeooo:paragraph-rsid="0013ecf9" style:font-size-asian="16pt" style:font-weight-asian="bold" style:font-size-complex="16pt" style:font-weight-complex="bold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>
        <style:tab-stops/>
      </style:paragraph-properties>
      <style:text-properties officeooo:paragraph-rsid="000ba0de"/>
    </style:style>
    <style:style style:name="P26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/>
      <style:text-properties officeooo:paragraph-rsid="000455a0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indent="2cm" style:auto-text-indent="false" style:page-number="auto" fo:background-color="transparent">
        <style:tab-stops/>
      </style:paragraph-properties>
      <style:text-properties fo:font-size="14pt" fo:font-weight="bold" officeooo:rsid="00191719" officeooo:paragraph-rsid="0019171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style:font-size-asian="14pt" style:font-size-complex="14pt"/>
    </style:style>
    <style:style style:name="P29" style:family="paragraph" style:parent-style-name="Standard">
      <style:paragraph-properties fo:text-align="center" style:justify-single-word="false"/>
      <style:text-properties fo:font-size="16pt" fo:font-weight="bold" officeooo:rsid="000f4f72" officeooo:paragraph-rsid="000f4f72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6pt" fo:font-weight="normal" officeooo:rsid="000f4f72" officeooo:paragraph-rsid="000f4f72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2" style:family="paragraph" style:parent-style-name="Standard"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fo:font-weight="bold" officeooo:rsid="00020a69" officeooo:paragraph-rsid="00020a69" style:font-size-asian="18pt" style:font-weight-asian="bold" style:font-size-complex="18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indent="1.101cm" style:auto-text-indent="false" style:page-number="auto" fo:background-color="transparent">
        <style:tab-stops/>
      </style:paragraph-properties>
      <style:text-properties fo:font-size="14pt" officeooo:rsid="000ba0de" officeooo:paragraph-rsid="000d4560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0ba0de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ba0de" officeooo:paragraph-rsid="000d4560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text-indent="1.101cm" style:auto-text-indent="false" fo:background-color="transparent">
        <style:tab-stops/>
      </style:paragraph-properties>
      <style:text-properties fo:font-size="14pt" officeooo:rsid="000f4f72" officeooo:paragraph-rsid="000f4f72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>
        <style:tab-stops/>
      </style:paragraph-properties>
      <style:text-properties fo:font-size="14pt" officeooo:rsid="001bcfbe" officeooo:paragraph-rsid="001bcfbe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>
        <style:tab-stops/>
      </style:paragraph-properties>
      <style:text-properties fo:font-size="14pt" officeooo:rsid="001adf10" officeooo:paragraph-rsid="001adf10" style:font-size-asian="14pt" style:font-size-complex="14pt"/>
    </style:style>
    <style:style style:name="P40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 style:list-style-name="L1" style:master-page-name="">
      <loext:graphic-properties draw:fill="none"/>
      <style:paragraph-properties fo:margin-left="0cm" fo:margin-right="0cm" fo:line-height="115%" fo:text-indent="2.499cm" style:auto-text-indent="false" style:page-number="auto" fo:background-color="transparent"/>
      <style:text-properties fo:font-size="14pt" officeooo:rsid="00020a69" officeooo:paragraph-rsid="00057a2b" style:font-size-asian="12.25pt" style:font-size-complex="14pt"/>
    </style:style>
    <style:style style:name="P42" style:family="paragraph" style:parent-style-name="Standard" style:list-style-name="L1">
      <loext:graphic-properties draw:fill="none"/>
      <style:paragraph-properties fo:margin-left="0cm" fo:margin-right="0cm" fo:line-height="115%" fo:text-indent="2.499cm" style:auto-text-indent="false" fo:background-color="transparent"/>
      <style:text-properties fo:font-size="14pt" officeooo:rsid="00020a69" officeooo:paragraph-rsid="00057a2b" style:font-size-asian="12.25pt" style:font-size-complex="14pt"/>
    </style:style>
    <style:style style:name="P43" style:family="paragraph" style:parent-style-name="Standard" style:list-style-name="L2" style:master-page-name="">
      <loext:graphic-properties draw:fill="none"/>
      <style:paragraph-properties fo:margin-left="0cm" fo:margin-right="0cm" fo:text-indent="1.799cm" style:auto-text-indent="false" style:page-number="auto" fo:background-color="transparent">
        <style:tab-stops>
          <style:tab-stop style:position="2.593cm"/>
        </style:tab-stops>
      </style:paragraph-properties>
      <style:text-properties officeooo:paragraph-rsid="00070aa4"/>
    </style:style>
    <style:style style:name="P44" style:family="paragraph" style:parent-style-name="Standard" style:list-style-name="L2">
      <loext:graphic-properties draw:fill="none"/>
      <style:paragraph-properties fo:margin-left="0cm" fo:margin-right="0cm" fo:text-indent="1.799cm" style:auto-text-indent="false" fo:background-color="transparent">
        <style:tab-stops>
          <style:tab-stop style:position="2.593cm"/>
        </style:tab-stops>
      </style:paragraph-properties>
      <style:text-properties fo:font-size="14pt" officeooo:paragraph-rsid="00070aa4" style:font-size-asian="14pt" style:font-size-complex="14pt"/>
    </style:style>
    <style:style style:name="P45" style:family="paragraph" style:parent-style-name="Standard" style:list-style-name="L2">
      <loext:graphic-properties draw:fill="none"/>
      <style:paragraph-properties fo:margin-left="0cm" fo:margin-right="0cm" fo:text-indent="1.799cm" style:auto-text-indent="false" fo:background-color="transparent">
        <style:tab-stops>
          <style:tab-stop style:position="2.593cm"/>
        </style:tab-stops>
      </style:paragraph-properties>
      <style:text-properties officeooo:paragraph-rsid="00070aa4"/>
    </style:style>
    <style:style style:name="P46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>
          <style:tab-stop style:position="1.111cm"/>
        </style:tab-stops>
      </style:paragraph-properties>
      <style:text-properties officeooo:paragraph-rsid="00159638"/>
    </style:style>
    <style:style style:name="P47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/>
      </style:paragraph-properties>
      <style:text-properties fo:font-size="14pt" officeooo:rsid="00070aa4" officeooo:paragraph-rsid="000a8c6b" style:font-size-asian="14pt" style:font-size-complex="14pt"/>
    </style:style>
    <style:style style:name="P48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/>
      </style:paragraph-properties>
      <style:text-properties fo:font-size="14pt" officeooo:rsid="00070aa4" officeooo:paragraph-rsid="0017230e" style:font-size-asian="14pt" style:font-size-complex="14pt"/>
    </style:style>
    <style:style style:name="P49" style:family="paragraph" style:parent-style-name="Standard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/>
      </style:paragraph-properties>
      <style:text-properties officeooo:paragraph-rsid="000a8c6b"/>
    </style:style>
    <style:style style:name="P50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3ecf9" officeooo:paragraph-rsid="0013ecf9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1f2eef" style:font-size-asian="14pt" style:font-size-complex="14pt"/>
    </style:style>
    <style:style style:name="P52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0a49b" officeooo:paragraph-rsid="0020a49b" style:font-size-asian="14pt" style:font-size-complex="14pt"/>
    </style:style>
    <style:style style:name="P53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paragraph-rsid="001f2eef"/>
    </style:style>
    <style:style style:name="P54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paragraph-rsid="0020a49b"/>
    </style:style>
    <style:style style:name="P55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rsid="001f2eef" officeooo:paragraph-rsid="001f2eef"/>
    </style:style>
    <style:style style:name="P56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rsid="0020a49b" officeooo:paragraph-rsid="0020a49b"/>
    </style:style>
    <style:style style:name="P57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13ecf9" officeooo:paragraph-rsid="0013ecf9" style:font-size-asian="14pt" style:font-size-complex="14pt"/>
    </style:style>
    <style:style style:name="P58" style:family="paragraph" style:parent-style-name="Standard">
      <loext:graphic-properties draw:fill="none"/>
      <style:paragraph-properties fo:margin-left="0cm" fo:margin-right="0cm" fo:line-height="115%" fo:text-indent="1.199cm" style:auto-text-indent="false" fo:break-before="page" fo:background-color="transparent"/>
      <style:text-properties officeooo:rsid="001f2eef" officeooo:paragraph-rsid="001f2eef"/>
    </style:style>
    <style:style style:name="P59" style:family="paragraph" style:parent-style-name="Standard" style:master-page-name="">
      <loext:graphic-properties draw:fill="none"/>
      <style:paragraph-properties fo:margin-left="0cm" fo:margin-right="0cm" fo:line-height="115%" fo:text-indent="2cm" style:auto-text-indent="false" style:page-number="auto" fo:background-color="transparent"/>
      <style:text-properties fo:font-size="16pt" fo:font-weight="bold" officeooo:rsid="001f2eef" officeooo:paragraph-rsid="001f2eef" style:font-size-asian="16pt" style:font-weight-asian="bold" style:font-size-complex="16pt" style:font-weight-complex="bold"/>
    </style:style>
    <style:style style:name="P60" style:family="paragraph" style:parent-style-name="Standard">
      <loext:graphic-properties draw:fill="none"/>
      <style:paragraph-properties fo:margin-left="0cm" fo:margin-right="0cm" fo:text-indent="2cm" style:auto-text-indent="false" fo:background-color="transparent"/>
      <style:text-properties fo:font-size="16pt" fo:font-weight="bold" officeooo:rsid="00057a2b" officeooo:paragraph-rsid="00057a2b" style:font-size-asian="16pt" style:font-weight-asian="bold" style:font-size-complex="16pt" style:font-weight-complex="bold"/>
    </style:style>
    <style:style style:name="P61" style:family="paragraph" style:parent-style-name="Standard" style:master-page-name="">
      <loext:graphic-properties draw:fill="none"/>
      <style:paragraph-properties fo:margin-left="0cm" fo:margin-right="0cm" fo:line-height="115%" fo:text-indent="2.6cm" style:auto-text-indent="false" style:page-number="auto" fo:background-color="transparent"/>
      <style:text-properties officeooo:rsid="001f2eef" officeooo:paragraph-rsid="001f2eef"/>
    </style:style>
    <style:style style:name="P62" style:family="paragraph" style:parent-style-name="Standard">
      <loext:graphic-properties draw:fill="none"/>
      <style:paragraph-properties fo:margin-left="0cm" fo:margin-right="0cm" fo:line-height="115%" fo:text-indent="2.6cm" style:auto-text-indent="false" fo:background-color="transparent"/>
      <style:text-properties officeooo:rsid="001f2eef" officeooo:paragraph-rsid="001f2eef"/>
    </style:style>
    <style:style style:name="P63" style:family="paragraph" style:parent-style-name="Standard">
      <loext:graphic-properties draw:fill="none"/>
      <style:paragraph-properties fo:margin-left="0cm" fo:margin-right="0cm" fo:line-height="115%" fo:text-indent="2.6cm" style:auto-text-indent="false" fo:background-color="transparent"/>
      <style:text-properties officeooo:paragraph-rsid="001f2eef"/>
    </style:style>
    <style:style style:name="P6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01f2eef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6pt" fo:font-weight="normal" style:font-size-asian="16pt" style:font-weight-asian="normal" style:font-size-complex="16pt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indent="1.7cm" style:auto-text-indent="false" fo:background-color="transparent"/>
      <style:text-properties fo:font-weight="normal" officeooo:rsid="00233f97" officeooo:paragraph-rsid="00233f97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cm" fo:margin-right="0cm" fo:text-indent="1.7cm" style:auto-text-indent="false" fo:background-color="transparent"/>
      <style:text-properties officeooo:paragraph-rsid="00233f97"/>
    </style:style>
    <style:style style:name="P68" style:family="paragraph" style:parent-style-name="Standard">
      <loext:graphic-properties draw:fill="none"/>
      <style:paragraph-properties fo:margin-left="0cm" fo:margin-right="0cm" fo:text-indent="1.7cm" style:auto-text-indent="false" fo:background-color="transparent"/>
      <style:text-properties officeooo:rsid="00233f97" officeooo:paragraph-rsid="00233f97"/>
    </style:style>
    <style:style style:name="P69" style:family="paragraph" style:parent-style-name="Standard">
      <loext:graphic-properties draw:fill="none"/>
      <style:paragraph-properties fo:margin-left="0cm" fo:margin-right="0cm" fo:text-indent="1.7cm" style:auto-text-indent="false" fo:background-color="transparent"/>
      <style:text-properties officeooo:rsid="00247eed" officeooo:paragraph-rsid="00247eed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indent="1.7cm" style:auto-text-indent="false" style:page-number="auto" fo:background-color="transparent"/>
      <style:text-properties fo:font-weight="normal" officeooo:rsid="000f1c09" officeooo:paragraph-rsid="000f1c09" style:font-weight-asian="normal" style:font-weight-complex="normal"/>
    </style:style>
    <style:style style:name="P71" style:family="paragraph" style:parent-style-name="Table_20_Contents" style:list-style-name="L3" style:master-page-name="">
      <loext:graphic-properties draw:fill="none"/>
      <style:paragraph-properties fo:margin-left="0.199cm" fo:margin-right="0.199cm" fo:text-indent="1.101cm" style:auto-text-indent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159638" style:font-size-asian="14pt" style:font-size-complex="14pt"/>
    </style:style>
    <style:style style:name="P72" style:family="paragraph" style:parent-style-name="Table_20_Contents" style:list-style-name="L3">
      <loext:graphic-properties draw:fill="none"/>
      <style:paragraph-properties fo:margin-left="0.199cm" fo:margin-right="0.199cm" fo:text-indent="1.101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159638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20a69" style:font-size-asian="14pt" style:font-size-complex="14pt"/>
    </style:style>
    <style:style style:name="T3" style:family="text">
      <style:text-properties fo:font-size="14pt" officeooo:rsid="00102b10" style:font-size-asian="14pt" style:font-size-complex="14pt"/>
    </style:style>
    <style:style style:name="T4" style:family="text">
      <style:text-properties fo:font-size="14pt" officeooo:rsid="00070aa4" style:font-size-asian="14pt" style:font-size-complex="14pt"/>
    </style:style>
    <style:style style:name="T5" style:family="text">
      <style:text-properties fo:font-size="14pt" officeooo:rsid="0017230e" style:font-size-asian="14pt" style:font-size-complex="14pt"/>
    </style:style>
    <style:style style:name="T6" style:family="text">
      <style:text-properties fo:font-size="14pt" officeooo:rsid="00191719" style:font-size-asian="14pt" style:font-size-complex="14pt"/>
    </style:style>
    <style:style style:name="T7" style:family="text">
      <style:text-properties fo:font-size="14pt" officeooo:rsid="001f2eef" style:font-size-asian="14pt" style:font-size-complex="14pt"/>
    </style:style>
    <style:style style:name="T8" style:family="text">
      <style:text-properties fo:font-size="14pt" officeooo:rsid="0020a49b" style:font-size-asian="14pt" style:font-size-complex="14pt"/>
    </style:style>
    <style:style style:name="T9" style:family="text">
      <style:text-properties fo:font-size="14pt" officeooo:rsid="00020a69" style:font-size-asian="12.25pt" style:font-size-complex="14pt"/>
    </style:style>
    <style:style style:name="T10" style:family="text">
      <style:text-properties fo:font-size="14pt" officeooo:rsid="00036d7c" style:font-size-asian="12.25pt" style:font-size-complex="14pt"/>
    </style:style>
    <style:style style:name="T11" style:family="text">
      <style:text-properties fo:font-size="14pt" officeooo:rsid="00070aa4" style:font-size-asian="12.25pt" style:font-size-complex="14pt"/>
    </style:style>
    <style:style style:name="T12" style:family="text">
      <style:text-properties officeooo:rsid="000455a0"/>
    </style:style>
    <style:style style:name="T13" style:family="text">
      <style:text-properties fo:font-size="16pt" fo:font-weight="bold" officeooo:rsid="00020a69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0455a0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0ba0de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102b10" style:font-size-asian="16pt" style:font-weight-asian="bold" style:font-size-complex="16pt" style:font-weight-complex="bold"/>
    </style:style>
    <style:style style:name="T17" style:family="text">
      <style:text-properties officeooo:rsid="00057a2b"/>
    </style:style>
    <style:style style:name="T18" style:family="text">
      <style:text-properties officeooo:rsid="000a8c6b"/>
    </style:style>
    <style:style style:name="T19" style:family="text">
      <style:text-properties officeooo:rsid="000d4560"/>
    </style:style>
    <style:style style:name="T20" style:family="text">
      <style:text-properties officeooo:rsid="000f4f72"/>
    </style:style>
    <style:style style:name="T21" style:family="text">
      <style:text-properties officeooo:rsid="00102b10"/>
    </style:style>
    <style:style style:name="T22" style:family="text">
      <style:text-properties officeooo:rsid="00070aa4"/>
    </style:style>
    <style:style style:name="T23" style:family="text">
      <style:text-properties officeooo:rsid="00129d56"/>
    </style:style>
    <style:style style:name="T24" style:family="text">
      <style:text-properties officeooo:rsid="00159638"/>
    </style:style>
    <style:style style:name="T25" style:family="text">
      <style:text-properties officeooo:rsid="0017230e"/>
    </style:style>
    <style:style style:name="T26" style:family="text">
      <style:text-properties officeooo:rsid="00191719"/>
    </style:style>
    <style:style style:name="T27" style:family="text">
      <style:text-properties officeooo:rsid="001bcfbe"/>
    </style:style>
    <style:style style:name="T28" style:family="text">
      <style:text-properties officeooo:rsid="00223995"/>
    </style:style>
    <style:style style:name="T29" style:family="text">
      <style:text-properties officeooo:rsid="00233f97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33f9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Что такое SQL</text:p>
      <text:p text:style-name="P29"/>
      <text:p text:style-name="P29"/>
      <text:p text:style-name="P29">Ознакомиться</text:p>
      <text:p text:style-name="P29"/>
      <text:p text:style-name="P30"/>
      <text:p text:style-name="P13">Материал:</text:p>
      <text:p text:style-name="P70"><text:span text:style-name="T20">1) </text:span>self referi(самоссылающие;</text:p>
      <text:p text:style-name="P66">2) деморнализация;</text:p>
      <text:p text:style-name="P66">3) Почему 3 нормальных форм</text:p>
      <text:p text:style-name="P67"><text:span text:style-name="T31">4) Какие можно установить опции на создание таблицы</text:span></text:p>
      <text:p text:style-name="P68"><text:span text:style-name="T30">5) Вариации дампа БД</text:span></text:p>
      <text:p text:style-name="P69"><text:span text:style-name="T30">6) Обязательные и необязательные связи</text:span></text:p>
      <text:p text:style-name="P32"/>
      <text:p text:style-name="P32"/>
      <text:p text:style-name="P33">Базовые понятия</text:p>
      <text:p text:style-name="P32"/>
      <text:p text:style-name="Standard"/>
      <text:p text:style-name="P24">Основные термины</text:p>
      <text:p text:style-name="Standard"/>
      <text:p text:style-name="P57">CRUD — это акроним который обозначает 4 операции: CREATE, READ, UPDATE, DELETE/DESTROY, <text:span text:style-name="T24">которые мы используем для реализации приложений с постоянным хранилищем.</text:span></text:p>
      <text:p text:style-name="P52">СУБД — (система управления базами данных) — это ПО которое позволяет управлять, добавлять и работать с БД.</text:p>
      <text:p text:style-name="P54"><text:span text:style-name="T8">Первичный ключ (Primary key) — уникальный идентификатор кортеджа</text:span></text:p>
      <text:p text:style-name="P56"><text:span text:style-name="T1">Внешний ключ (Foreign key) — связь между таблицами</text:span></text:p>
      <text:p text:style-name="P56"><text:span text:style-name="T1">Индексы — структура для ускорения поиска данных</text:span></text:p>
      <text:p text:style-name="P50"/>
      <text:p text:style-name="P59">Транзакции</text:p>
      <text:p text:style-name="P50"/>
      <text:p text:style-name="P51">Транзакции — это несколько оператор подряд, которые выполняются как одно целое (Атомарные операции). <text:span text:style-name="T28">Транзакции должны соответствовать ACID, то есть быть атомарными, единообразными, изолированными и надежными.</text:span></text:p>
      <text:p text:style-name="P51">Для работы с транкзациями используется несколько операторов:</text:p>
      <text:p text:style-name="P51">BEGIN — этот оператор указывает на начало операции</text:p>
      <text:p text:style-name="P51">COMMIT — этот оператор сохраняет изменения внутри транзакции, если транзакция выполняется успешно, то изменения становятся постоянными</text:p>
      <text:p text:style-name="P53"><text:span text:style-name="T7">ROLLBACK — этот оператор отменяет изменения сделанные во время транзакции и откатывает БД до выполнения транзакции.</text:span></text:p>
      <text:p text:style-name="P55"><text:span text:style-name="T1"/></text:p>
      <text:p text:style-name="P58"><text:span text:style-name="T1">Пример:</text:span></text:p>
      <text:p text:style-name="P61"><text:span text:style-name="T1">BEGIN TRANSACTION;</text:span></text:p>
      <text:p text:style-name="P62"><text:span text:style-name="T1"/></text:p>
      <text:p text:style-name="P62"><text:span text:style-name="T1">UPDATE orders </text:span></text:p>
      <text:p text:style-name="P62"><text:span text:style-name="T1">SET status = „shipped“ </text:span></text:p>
      <text:p text:style-name="P62"><text:span text:style-name="T1">WHERE order_id = 123;</text:span></text:p>
      <text:p text:style-name="P62"><text:span text:style-name="T1"/></text:p>
      <text:p text:style-name="P62"><text:span text:style-name="T1">UPDATE inventory </text:span></text:p>
      <text:p text:style-name="P62"><text:span text:style-name="T1">SET quantity = quantity — 1 </text:span></text:p>
      <text:p text:style-name="P62"><text:span text:style-name="T1">WHERE product_id =436;</text:span></text:p>
      <text:p text:style-name="P63"><text:span text:style-name="T7">COMMIT TRANSACTION</text:span><text:span text:style-name="T8">;</text:span></text:p>
      <text:p text:style-name="P64"><text:span text:style-name="T8"/></text:p>
      <text:p text:style-name="P60">Реляционные БД</text:p>
      <text:p text:style-name="P7"/>
      <text:p text:style-name="P14">Реляционные БД <text:span text:style-name="T12">(SQL)</text:span> — <text:span text:style-name="T17">это декларативный язык программирования(язык запросов), который используется создания, обработки и хранения данных в реляционной БД. В своей работе использует таблицы, которые разделены на поля и столбцы.</text:span></text:p>
      <text:p text:style-name="P16">Декларативный язык — описывает желаемый результат, а не путь к его достижению</text:p>
      <text:p text:style-name="P20">Составляющие части таблицы:</text:p>
      <text:list xml:id="list3023222623" text:style-name="L1">
        <text:list-item>
          <text:p text:style-name="P41">Отношения (Таблицы) - </text:p>
        </text:list-item>
        <text:list-item>
          <text:p text:style-name="P42">Кортедж (Запись, поле) - </text:p>
        </text:list-item>
        <text:list-item>
          <text:p text:style-name="P42">Мощность - </text:p>
        </text:list-item>
        <text:list-item>
          <text:p text:style-name="P42">Атрибут (Столбец) - </text:p>
        </text:list-item>
        <text:list-item>
          <text:p text:style-name="P42">Размерность (Кол-во атрибутов в таблице) - </text:p>
        </text:list-item>
        <text:list-item>
          <text:p text:style-name="P42">Домен атрибута - допустимые значения</text:p>
        </text:list-item>
      </text:list>
      <text:p text:style-name="P6"/>
      <text:p text:style-name="P22">Нереляционные БД</text:p>
      <text:p text:style-name="P8"/>
      <text:p text:style-name="P19"><text:span text:style-name="T9">Н</text:span><text:span text:style-name="T2">е</text:span><text:span text:style-name="T1">реляционны</text:span><text:span text:style-name="T2">е</text:span><text:span text:style-name="T9"> БД (NoSQL) — </text:span><text:span text:style-name="T10">это тип БД, которые не используют традиционную структуру строк и таблиц. Они предлагают альтернативу хранения данных, такие как документоориентированная, графовая, столбц</text:span><text:span text:style-name="T11">ов</text:span><text:span text:style-name="T10">ая <text:s/></text:span></text:p>
      <text:p text:style-name="P9"/>
      <text:p text:style-name="P40">Команды</text:p>
      <text:p text:style-name="P28"/>
      <text:p text:style-name="P28"/>
      <text:p text:style-name="P21">Последовательность ввода.</text:p>
      <text:p text:style-name="P2"/>
      <text:p text:style-name="P18"><text:span text:style-name="T1">Ключевое слово SELECT - указываем название имена столбцов, </text:span><text:span text:style-name="T2">либо «*» которая указывает на все атрибуты(столбцы) отношения(таблицы)</text:span><text:span text:style-name="T1">;</text:span></text:p>
      <text:p text:style-name="P1">Ключевое слово FROM - указываем имя столбца из которого будем брать данные </text:p>
      <text:p text:style-name="P1">Потом идут необязательные команды которые позволяют добиться необходимого результата, такие как WHERE, GROUP BY, HAVING и т.п.</text:p>
      <text:p text:style-name="P11">Пример:</text:p>
      <text:p text:style-name="P17"><text:span text:style-name="T3">SELECT</text:span><text:span text:style-name="T2"> * </text:span><text:span text:style-name="T3">FROM</text:span><text:span text:style-name="T2">«таблица»…</text:span></text:p>
      <text:p text:style-name="P15"/>
      <text:p text:style-name="P26"><text:span text:style-name="T13">Последовательность </text:span><text:span text:style-name="T14">выполнения</text:span><text:span text:style-name="T13">.</text:span></text:p>
      <text:p text:style-name="P3"/>
      <text:p text:style-name="P12">Порядок выполнения не в том порядке, в котором написан, а в определенной логической цепочке:</text:p>
      <text:list xml:id="list631930158" text:style-name="L2">
        <text:list-item>
          <text:p text:style-name="P43"><text:span text:style-name="T3">FROM</text:span><text:span text:style-name="T4"> — получаем доступ откуда брать данные</text:span></text:p>
        </text:list-item>
        <text:list-item>
          <text:p text:style-name="P44"><text:span text:style-name="T21">JOIN</text:span><text:span text:style-name="T22"> — объединяем таблицы согласно условию </text:span></text:p>
        </text:list-item>
        <text:list-item>
          <text:p text:style-name="P44"><text:span text:style-name="T21">WHERE </text:span><text:span text:style-name="T22">— выполняем фильтрацию полей</text:span></text:p>
        </text:list-item>
        <text:list-item>
          <text:p text:style-name="P44"><text:span text:style-name="T21">GROUP BY </text:span><text:span text:style-name="T22">— группируем по указанным столбцам</text:span></text:p>
        </text:list-item>
        <text:list-item>
          <text:p text:style-name="P44"><text:span text:style-name="T21">HAVING </text:span><text:span text:style-name="T22">— фильтрация после группировки</text:span></text:p>
        </text:list-item>
        <text:list-item>
          <text:p text:style-name="P44"><text:span text:style-name="T21">SELECT</text:span><text:span text:style-name="T22"> — выбираем все подходящие столбцы</text:span></text:p>
        </text:list-item>
        <text:list-item>
          <text:p text:style-name="P44"><text:span text:style-name="T21">DISTINCT </text:span>— убираем дубликаты </text:p>
        </text:list-item>
        <text:list-item>
          <text:p text:style-name="P44"><text:span text:style-name="T21">ORDER BY</text:span><text:span text:style-name="T22"> — сортируем </text:span></text:p>
        </text:list-item>
        <text:list-item>
          <text:p text:style-name="P45"><text:span text:style-name="T3">LIMIT </text:span><text:span text:style-name="T4">— ограничиваем кол-во возвращаемый значений</text:span></text:p>
        </text:list-item>
      </text:list>
      <text:p text:style-name="P10"/>
      <text:p text:style-name="P25"><text:span text:style-name="T15">4 основных </text:span><text:span text:style-name="T16">группы</text:span><text:span text:style-name="T15"> операторов</text:span></text:p>
      <text:p text:style-name="P4"/>
      <text:p text:style-name="P34">DDL (Data Definition Language) — операторы данной категории используются <text:span text:style-name="T19">для управление структуры БД. </text:span></text:p>
      <text:p text:style-name="P36"><text:span text:style-name="T19">Операторы: </text:span><text:span text:style-name="T20">CREATE, ALTER, DROP</text:span></text:p>
      <text:p text:style-name="P36"/>
      <text:p text:style-name="P35">DML (Date Manipulation Language) — <text:span text:style-name="T20">операторы предназначенные для работы с данные внутри БД.</text:span></text:p>
      <text:p text:style-name="P37">Операторы: SELECT, FROM, INSERT, UPDATE</text:p>
      <text:p text:style-name="P37"/>
      <text:p text:style-name="P35">DCL (Date Control Language) — <text:span text:style-name="T20">операторы для управления доступа к БД</text:span></text:p>
      <text:p text:style-name="P37">Пример: GRANT, REVOKE, <text:span text:style-name="T23">DENY</text:span></text:p>
      <text:p text:style-name="P37"/>
      <text:p text:style-name="P35">TCL (Transaction Control Language) — <text:span text:style-name="T20">операторы для управления транкзациями в БД</text:span></text:p>
      <text:p text:style-name="P37">Пример: COMMIT, ROLLBACK, SAVEPOINT</text:p>
      <text:p text:style-name="P27"><text:soft-page-break/>JOIN</text:p>
      <text:p text:style-name="P5"/>
      <text:p text:style-name="P39">JOIN — это оператор, позволяющая объединять данные из двух и более таблиц на основе связанных между ними столбцов</text:p>
      <text:p text:style-name="P39">Существуют несколько разновидностей JOIN:</text:p>
      <text:p text:style-name="P38">INNER JOIN — возвращает только те строки, где есть совпадения в обоих столбцах;</text:p>
      <text:p text:style-name="P38">LEFT JOIN — возвращает все строки из левой таблицы и совпадения из правой, если совпадений нет, в правой части будет NULL</text:p>
      <text:p text:style-name="P38">RIGHT JOIN — работает похожим образом как LEFT JOIN, только возвращает все строки из правой таблицы и совпадения из левой </text:p>
      <text:p text:style-name="P38"><text:s/>FULL JOIN — возвращает все строки из обеих таблиц.</text:p>
      <text:p text:style-name="P38">CROSS JOIN — возвращает декартово произведение, то есть всевозможные комбинации из двух таблиц</text:p>
      <text:p text:style-name="P5"/>
      <text:p text:style-name="P23">Команды</text:p>
      <text:p text:style-name="P65"/>
      <text:list xml:id="list820811421" text:style-name="L3">
        <text:list-item>
          <text:p text:style-name="P71">CREATE — создать новую таблицу, представление или другой объект БД</text:p>
        </text:list-item>
        <text:list-item>
          <text:p text:style-name="P72">ALTER — модификация существующего БД объекта</text:p>
        </text:list-item>
        <text:list-item>
          <text:p text:style-name="P72">DROP — удаляет существующий объект БД</text:p>
        </text:list-item>
        <text:list-item>
          <text:p text:style-name="P72">TRUNCATE — удаляет содержимое безвозвратно</text:p>
        </text:list-item>
        <text:list-item>
          <text:p text:style-name="P72">RENAME — переименовывает</text:p>
        </text:list-item>
        <text:list-item>
          <text:p text:style-name="P46"><text:span text:style-name="T4">SELECT — </text:span><text:span text:style-name="T5">выбирает данные из указанных атрибутов</text:span></text:p>
        </text:list-item>
        <text:list-item>
          <text:p text:style-name="P47">UPDATE - </text:p>
        </text:list-item>
        <text:list-item>
          <text:p text:style-name="P47">DELETE </text:p>
        </text:list-item>
        <text:list-item>
          <text:p text:style-name="P47">INSERT </text:p>
        </text:list-item>
        <text:list-item>
          <text:p text:style-name="P47">LEFT JOIN </text:p>
        </text:list-item>
        <text:list-item>
          <text:p text:style-name="P47">INNER JOIN </text:p>
        </text:list-item>
        <text:list-item>
          <text:p text:style-name="P47">RIGHT JOIN </text:p>
        </text:list-item>
        <text:list-item>
          <text:p text:style-name="P47">WHERE — <text:span text:style-name="T25">фильтрует строки по указанному условию</text:span></text:p>
        </text:list-item>
        <text:list-item>
          <text:p text:style-name="P49"><text:span text:style-name="T4">ORDER BY — </text:span><text:span text:style-name="T5">сортирует строки по указанному столбцу</text:span></text:p>
        </text:list-item>
        <text:list-item>
          <text:p text:style-name="P47">LIMIT — <text:span text:style-name="T25">ограничивает кол-во возвращаемых значений</text:span></text:p>
        </text:list-item>
        <text:list-item>
          <text:p text:style-name="P49"><text:span text:style-name="T4">OFFSET — </text:span><text:span text:style-name="T5">с какой строки начать</text:span></text:p>
        </text:list-item>
        <text:list-item>
          <text:p text:style-name="P48">GROUP BY - <text:span text:style-name="T25">группирует строки по указанному столбцу</text:span></text:p>
        </text:list-item>
        <text:list-item>
          <text:p text:style-name="P47">MIN — <text:span text:style-name="T26">минимальное значения</text:span></text:p>
        </text:list-item>
        <text:list-item>
          <text:p text:style-name="P47">MAX — <text:span text:style-name="T26">максимальное значения</text:span></text:p>
        </text:list-item>
        <text:list-item>
          <text:p text:style-name="P47">COUNT — <text:span text:style-name="T26">кол-во элементов</text:span></text:p>
        </text:list-item>
        <text:list-item>
          <text:p text:style-name="P47">AVG — <text:span text:style-name="T26">среднее значения</text:span></text:p>
        </text:list-item>
        <text:list-item>
          <text:p text:style-name="P49"><text:span text:style-name="T4">SUM — </text:span><text:span text:style-name="T6">сумма значений</text:span><text:span text:style-name="T4"> </text:span></text:p>
        </text:list-item>
        <text:list-item>
          <text:p text:style-name="P47">LIKE — <text:span text:style-name="T25">сравнивает значение с похожими</text:span></text:p>
        </text:list-item>
        <text:list-item>
          <text:p text:style-name="P47"><text:span text:style-name="T18">I</text:span>LIKE </text:p>
        </text:list-item>
        <text:list-item>
          <text:p text:style-name="P47">IN — <text:span text:style-name="T25">выполняет поиск в заданном списке</text:span></text:p>
        </text:list-item>
        <text:list-item>
          <text:p text:style-name="P47"><text:soft-page-break/>BETWEEN — <text:span text:style-name="T25">проверяет вхождения значений в диапазоне</text:span></text:p>
        </text:list-item>
        <text:list-item>
          <text:p text:style-name="P47">AS (aliases) </text:p>
        </text:list-item>
        <text:list-item>
          <text:p text:style-name="P47">HAVING — <text:span text:style-name="T25">фильтрует группы, оставляя только те, что подходят под условия</text:span></text:p>
        </text:list-item>
        <text:list-item>
          <text:p text:style-name="P47">DISTINCT — <text:span text:style-name="T27">убирает дубликаты указанного столбца</text:span></text:p>
        </text:list-item>
        <text:list-item>
          <text:p text:style-name="P47">EXISTS — <text:span text:style-name="T25">определяет наличие строки, соответствующие определенному критерию</text:span></text:p>
        </text:list-item>
        <text:list-item>
          <text:p text:style-name="P47">ANY — <text:span text:style-name="T25">сравнивает одно значение с другим, если последнее подходит под условие</text:span></text:p>
        </text:list-item>
        <text:list-item>
          <text:p text:style-name="P47">ALL — <text:span text:style-name="T25">сравнивает все значения</text:span></text:p>
        </text:list-item>
        <text:list-item>
          <text:p text:style-name="P47">UNION — <text:span text:style-name="T25">определяет уникальные строки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6-25T17:04:19.661918986</dc:date>
    <meta:editing-duration>PT6H50M3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5" meta:paragraph-count="112" meta:word-count="743" meta:character-count="5319" meta:non-whitespace-character-count="4652"/>
  </office:meta>
</office:document-meta>
</file>